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Hysterese</text:p>
          </table:table-cell>
          <table:table-cell table:number-columns-repeated="4"/>
          <table:table-cell office:value-type="string" calcext:value-type="string">
            <text:p>Lange Spule</text:p>
          </table:table-cell>
          <table:table-cell table:number-columns-repeated="4"/>
          <table:table-cell office:value-type="string" calcext:value-type="string">
            <text:p>Kurze Spule</text:p>
          </table:table-cell>
          <table:table-cell table:number-columns-repeated="4"/>
          <table:table-cell office:value-type="string" calcext:value-type="string">
            <text:p>Helmholtzspulen</text:p>
          </table:table-cell>
          <table:table-cell office:value-type="string" calcext:value-type="string">
            <text:p>bstande der spulen 8cm</text:p>
          </table:table-cell>
          <table:table-cell table:number-columns-repeated="3"/>
          <table:table-cell office:value-type="string" calcext:value-type="string">
            <text:p>Abstand 10cm</text:p>
          </table:table-cell>
          <table:table-cell table:number-columns-repeated="4"/>
          <table:table-cell office:value-type="string" calcext:value-type="string">
            <text:p>Abstand 12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ung</text:p>
          </table:table-cell>
          <table:table-cell office:value-type="string" calcext:value-type="string">
            <text:p>I in A</text:p>
          </table:table-cell>
          <table:table-cell office:value-type="string" calcext:value-type="string">
            <text:p>U in V</text:p>
          </table:table-cell>
          <table:table-cell office:value-type="string" calcext:value-type="string">
            <text:p>B in mT</text:p>
          </table:table-cell>
          <table:table-cell/>
          <table:table-cell office:value-type="string" calcext:value-type="string">
            <text:p>Messung</text:p>
          </table:table-cell>
          <table:table-cell office:value-type="string" calcext:value-type="string">
            <text:p>x in cm</text:p>
          </table:table-cell>
          <table:table-cell office:value-type="string" calcext:value-type="string">
            <text:p>0 anfang der Spule</text:p>
          </table:table-cell>
          <table:table-cell office:value-type="string" calcext:value-type="string">
            <text:p>B in mT</text:p>
          </table:table-cell>
          <table:table-cell/>
          <table:table-cell office:value-type="string" calcext:value-type="string">
            <text:p>Messung</text:p>
          </table:table-cell>
          <table:table-cell office:value-type="string" calcext:value-type="string">
            <text:p>x in cm</text:p>
          </table:table-cell>
          <table:table-cell/>
          <table:table-cell office:value-type="string" calcext:value-type="string">
            <text:p>B in mT</text:p>
          </table:table-cell>
          <table:table-cell/>
          <table:table-cell office:value-type="string" calcext:value-type="string">
            <text:p>Messung</text:p>
          </table:table-cell>
          <table:table-cell/>
          <table:table-cell office:value-type="string" calcext:value-type="string">
            <text:p>0 in mitte der spule</text:p>
          </table:table-cell>
          <table:table-cell table:number-columns-repeated="4"/>
          <table:table-cell office:value-type="string" calcext:value-type="string">
            <text:p>0 in mitte der Spule</text:p>
          </table:table-cell>
          <table:table-cell table:number-columns-repeated="4"/>
          <table:table-cell office:value-type="string" calcext:value-type="string">
            <text:p>0 Punkt in Spulenmitt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G3]-50" office:value-type="float" office:value="-4" calcext:value-type="float">
            <text:p>-4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L3]-29" office:value-type="float" office:value="-3" calcext:value-type="float">
            <text:p>-3</text:p>
          </table:table-cell>
          <table:table-cell office:value-type="float" office:value="0.066" calcext:value-type="float">
            <text:p>0,0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formula="of:=[.Q3]-2.1" office:value-type="float" office:value="-1.25" calcext:value-type="float">
            <text:p>-1,25</text:p>
          </table:table-cell>
          <table:table-cell office:value-type="float" office:value="1.199" calcext:value-type="float">
            <text:p>1,1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formula="of:=[.V3]-3.125" office:value-type="float" office:value="-2.275" calcext:value-type="float">
            <text:p>-2,275</text:p>
          </table:table-cell>
          <table:table-cell office:value-type="float" office:value="1.028" calcext:value-type="float">
            <text:p>1,0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formula="of:=[.AA3]-4.125" office:value-type="float" office:value="-3.275" calcext:value-type="float">
            <text:p>-3,275</text:p>
          </table:table-cell>
          <table:table-cell office:value-type="float" office:value="0.915" calcext:value-type="float">
            <text:p>0,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-40.21" calcext:value-type="float">
            <text:p>-40,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G4]-50" office:value-type="float" office:value="-3" calcext:value-type="float">
            <text:p>-3</text:p>
          </table:table-cell>
          <table:table-cell office:value-type="float" office:value="0.273" calcext:value-type="float">
            <text:p>0,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L4]-29" office:value-type="float" office:value="-2" calcext:value-type="float">
            <text:p>-2</text:p>
          </table:table-cell>
          <table:table-cell office:value-type="float" office:value="0.211" calcext:value-type="float">
            <text:p>0,2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Q4]-2.1" office:value-type="float" office:value="-1.1" calcext:value-type="float">
            <text:p>-1,1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4]-3.125" office:value-type="float" office:value="-2.125" calcext:value-type="float">
            <text:p>-2,125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A4]-4.125" office:value-type="float" office:value="-3.125" calcext:value-type="float">
            <text:p>-3,125</text:p>
          </table:table-cell>
          <table:table-cell office:value-type="float" office:value="0.906" calcext:value-type="float">
            <text:p>0,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-118.1" calcext:value-type="float">
            <text:p>-118,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G5]-50" office:value-type="float" office:value="-2" calcext:value-type="float">
            <text:p>-2</text:p>
          </table:table-cell>
          <table:table-cell office:value-type="float" office:value="0.554" calcext:value-type="float">
            <text:p>0,5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L5]-29" office:value-type="float" office:value="-1" calcext:value-type="float">
            <text:p>-1</text:p>
          </table:table-cell>
          <table:table-cell office:value-type="float" office:value="0.451" calcext:value-type="float">
            <text:p>0,4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table:formula="of:=[.Q5]-2.1" office:value-type="float" office:value="-0.9" calcext:value-type="float">
            <text:p>-0,9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table:formula="of:=[.V5]-3.125" office:value-type="float" office:value="-1.925" calcext:value-type="float">
            <text:p>-1,925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table:formula="of:=[.AA5]-4.125" office:value-type="float" office:value="-2.925" calcext:value-type="float">
            <text:p>-2,925</text:p>
          </table:table-cell>
          <table:table-cell office:value-type="float" office:value="0.892" calcext:value-type="float">
            <text:p>0,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-203.6" calcext:value-type="float">
            <text:p>-203,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[.G6]-50" office:value-type="float" office:value="-1" calcext:value-type="float">
            <text:p>-1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L6]-29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,4</text:p>
          </table:table-cell>
          <table:table-cell table:formula="of:=[.Q6]-2.1" office:value-type="float" office:value="-0.7" calcext:value-type="float">
            <text:p>-0,7</text:p>
          </table:table-cell>
          <table:table-cell office:value-type="float" office:value="1.196" calcext:value-type="float">
            <text:p>1,1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,4</text:p>
          </table:table-cell>
          <table:table-cell table:formula="of:=[.V6]-3.125" office:value-type="float" office:value="-1.725" calcext:value-type="float">
            <text:p>-1,725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,4</text:p>
          </table:table-cell>
          <table:table-cell table:formula="of:=[.AA6]-4.125" office:value-type="float" office:value="-2.725" calcext:value-type="float">
            <text:p>-2,725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-284.2" calcext:value-type="float">
            <text:p>-284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G7]-50" office:value-type="float" office:value="0" calcext:value-type="float">
            <text:p>0</text:p>
          </table:table-cell>
          <table:table-cell office:value-type="float" office:value="1.563" calcext:value-type="float">
            <text:p>1,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L7]-29" office:value-type="float" office:value="1" calcext:value-type="float">
            <text:p>1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,6</text:p>
          </table:table-cell>
          <table:table-cell table:formula="of:=[.Q7]-2.1" office:value-type="float" office:value="-0.5" calcext:value-type="float">
            <text:p>-0,5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,6</text:p>
          </table:table-cell>
          <table:table-cell table:formula="of:=[.V7]-3.125" office:value-type="float" office:value="-1.525" calcext:value-type="float">
            <text:p>-1,525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,6</text:p>
          </table:table-cell>
          <table:table-cell table:formula="of:=[.AA7]-4.125" office:value-type="float" office:value="-2.525" calcext:value-type="float">
            <text:p>-2,525</text:p>
          </table:table-cell>
          <table:table-cell office:value-type="float" office:value="0.866" calcext:value-type="float">
            <text:p>0,8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00.1" calcext:value-type="float">
            <text:p>-400,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formula="of:=[.G8]-50" office:value-type="float" office:value="1" calcext:value-type="float">
            <text:p>1</text:p>
          </table:table-cell>
          <table:table-cell office:value-type="float" office:value="1.844" calcext:value-type="float">
            <text:p>1,8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L8]-29" office:value-type="float" office:value="2" calcext:value-type="float">
            <text:p>2</text:p>
          </table:table-cell>
          <table:table-cell office:value-type="float" office:value="1.782" calcext:value-type="float">
            <text:p>1,7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,8</text:p>
          </table:table-cell>
          <table:table-cell table:formula="of:=[.Q8]-2.1" office:value-type="float" office:value="-0.3" calcext:value-type="float">
            <text:p>-0,3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,8</text:p>
          </table:table-cell>
          <table:table-cell table:formula="of:=[.V8]-3.125" office:value-type="float" office:value="-1.325" calcext:value-type="float">
            <text:p>-1,325</text:p>
          </table:table-cell>
          <table:table-cell office:value-type="float" office:value="0.991" calcext:value-type="float">
            <text:p>0,9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,8</text:p>
          </table:table-cell>
          <table:table-cell table:formula="of:=[.AA8]-4.125" office:value-type="float" office:value="-2.325" calcext:value-type="float">
            <text:p>-2,325</text:p>
          </table:table-cell>
          <table:table-cell office:value-type="float" office:value="0.852" calcext:value-type="float">
            <text:p>0,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-474.2" calcext:value-type="float">
            <text:p>-474,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G9]-50" office:value-type="float" office:value="2" calcext:value-type="float">
            <text:p>2</text:p>
          </table:table-cell>
          <table:table-cell office:value-type="float" office:value="2.015" calcext:value-type="float">
            <text:p>2,0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L9]-29" office:value-type="float" office:value="3" calcext:value-type="float">
            <text:p>3</text:p>
          </table:table-cell>
          <table:table-cell office:value-type="float" office:value="1.885" calcext:value-type="float">
            <text:p>1,8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Q9]-2.1" office:value-type="float" office:value="-0.1" calcext:value-type="float">
            <text:p>-0,1</text:p>
          </table:table-cell>
          <table:table-cell office:value-type="float" office:value="1.196" calcext:value-type="float">
            <text:p>1,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V9]-3.125" office:value-type="float" office:value="-1.125" calcext:value-type="float">
            <text:p>-1,125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A9]-4.125" office:value-type="float" office:value="-2.125" calcext:value-type="float">
            <text:p>-2,125</text:p>
          </table:table-cell>
          <table:table-cell office:value-type="float" office:value="0.842" calcext:value-type="float">
            <text:p>0,8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527.5" calcext:value-type="float">
            <text:p>-527,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formula="of:=[.G10]-50" office:value-type="float" office:value="3" calcext:value-type="float">
            <text:p>3</text:p>
          </table:table-cell>
          <table:table-cell office:value-type="float" office:value="2.09" calcext:value-type="float">
            <text:p>2,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L10]-29" office:value-type="float" office:value="4" calcext:value-type="float">
            <text:p>4</text:p>
          </table:table-cell>
          <table:table-cell office:value-type="float" office:value="1.779" calcext:value-type="float">
            <text:p>1,7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formula="of:=[.Q10]-2.1" office:value-type="float" office:value="0.1" calcext:value-type="float">
            <text:p>0,1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formula="of:=[.V10]-3.125" office:value-type="float" office:value="-0.925" calcext:value-type="float">
            <text:p>-0,925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formula="of:=[.AA10]-4.125" office:value-type="float" office:value="-1.925" calcext:value-type="float">
            <text:p>-1,925</text:p>
          </table:table-cell>
          <table:table-cell office:value-type="float" office:value="0.831" calcext:value-type="float">
            <text:p>0,8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,4</text:p>
          </table:table-cell>
          <table:table-cell office:value-type="float" office:value="-570.4" calcext:value-type="float">
            <text:p>-570,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formula="of:=[.G11]-50" office:value-type="float" office:value="4" calcext:value-type="float">
            <text:p>4</text:p>
          </table:table-cell>
          <table:table-cell office:value-type="float" office:value="2.13" calcext:value-type="float">
            <text:p>2,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[.L11]-29" office:value-type="float" office:value="5" calcext:value-type="float">
            <text:p>5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,4</text:p>
          </table:table-cell>
          <table:table-cell table:formula="of:=[.Q11]-2.1" office:value-type="float" office:value="0.3" calcext:value-type="float">
            <text:p>0,3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,4</text:p>
          </table:table-cell>
          <table:table-cell table:formula="of:=[.V11]-3.125" office:value-type="float" office:value="-0.725" calcext:value-type="float">
            <text:p>-0,725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,4</text:p>
          </table:table-cell>
          <table:table-cell table:formula="of:=[.AA11]-4.125" office:value-type="float" office:value="-1.725" calcext:value-type="float">
            <text:p>-1,725</text:p>
          </table:table-cell>
          <table:table-cell office:value-type="float" office:value="0.818" calcext:value-type="float">
            <text:p>0,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" calcext:value-type="float">
            <text:p>9,7</text:p>
          </table:table-cell>
          <table:table-cell office:value-type="float" office:value="-604.5" calcext:value-type="float">
            <text:p>-604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[.G12]-50" office:value-type="float" office:value="5" calcext:value-type="float">
            <text:p>5</text:p>
          </table:table-cell>
          <table:table-cell office:value-type="float" office:value="2.153" calcext:value-type="float">
            <text:p>2,1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[.L12]-29" office:value-type="float" office:value="6" calcext:value-type="float">
            <text:p>6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,6</text:p>
          </table:table-cell>
          <table:table-cell table:formula="of:=[.Q12]-2.1"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,6</text:p>
          </table:table-cell>
          <table:table-cell table:formula="of:=[.V12]-3.125" office:value-type="float" office:value="-0.525" calcext:value-type="float">
            <text:p>-0,525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,6</text:p>
          </table:table-cell>
          <table:table-cell table:formula="of:=[.AA12]-4.125" office:value-type="float" office:value="-1.525" calcext:value-type="float">
            <text:p>-1,525</text:p>
          </table:table-cell>
          <table:table-cell office:value-type="float" office:value="0.809" calcext:value-type="float">
            <text:p>0,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,4</text:p>
          </table:table-cell>
          <table:table-cell office:value-type="float" office:value="-634.6" calcext:value-type="float">
            <text:p>-634,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formula="of:=[.G13]-50" office:value-type="float" office:value="6" calcext:value-type="float">
            <text:p>6</text:p>
          </table:table-cell>
          <table:table-cell office:value-type="float" office:value="2.165" calcext:value-type="float">
            <text:p>2,1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[.L13]-29" office:value-type="float" office:value="7" calcext:value-type="float">
            <text:p>7</text:p>
          </table:table-cell>
          <table:table-cell office:value-type="float" office:value="0.556" calcext:value-type="float">
            <text:p>0,5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formula="of:=[.Q13]-2.1" office:value-type="float" office:value="0.7" calcext:value-type="float">
            <text:p>0,7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formula="of:=[.V13]-3.125" office:value-type="float" office:value="-0.325" calcext:value-type="float">
            <text:p>-0,325</text:p>
          </table:table-cell>
          <table:table-cell office:value-type="float" office:value="0.973" calcext:value-type="float">
            <text:p>0,9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formula="of:=[.AA13]-4.125" office:value-type="float" office:value="-1.325" calcext:value-type="float">
            <text:p>-1,32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,7</text:p>
          </table:table-cell>
          <table:table-cell office:value-type="float" office:value="-6613" calcext:value-type="float">
            <text:p>-66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formula="of:=[.G14]-50" office:value-type="float" office:value="7" calcext:value-type="float">
            <text:p>7</text:p>
          </table:table-cell>
          <table:table-cell office:value-type="float" office:value="2.165" calcext:value-type="float">
            <text:p>2,1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[.L14]-29" office:value-type="float" office:value="8" calcext:value-type="float">
            <text:p>8</text:p>
          </table:table-cell>
          <table:table-cell office:value-type="float" office:value="0.254" calcext:value-type="float">
            <text:p>0,2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Q14]-2.1" office:value-type="float" office:value="0.9" calcext:value-type="float">
            <text:p>0,9</text:p>
          </table:table-cell>
          <table:table-cell office:value-type="float" office:value="1.205" calcext:value-type="float">
            <text:p>1,2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V14]-3.125" office:value-type="float" office:value="-0.125" calcext:value-type="float">
            <text:p>-0,125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AA14]-4.125" office:value-type="float" office:value="-1.125" calcext:value-type="float">
            <text:p>-1,125</text:p>
          </table:table-cell>
          <table:table-cell office:value-type="float" office:value="0.794" calcext:value-type="float">
            <text:p>0,7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,2</text:p>
          </table:table-cell>
          <table:table-cell office:value-type="float" office:value="-685.5" calcext:value-type="float">
            <text:p>-685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formula="of:=[.G15]-50" office:value-type="float" office:value="8" calcext:value-type="float">
            <text:p>8</text:p>
          </table:table-cell>
          <table:table-cell office:value-type="float" office:value="2.16" calcext:value-type="float">
            <text:p>2,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[.L15]-29" office:value-type="float" office:value="9" calcext:value-type="float">
            <text:p>9</text:p>
          </table:table-cell>
          <table:table-cell office:value-type="float" office:value="0.105" calcext:value-type="float">
            <text:p>0,1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formula="of:=[.Q15]-2.1" office:value-type="float" office:value="1.1" calcext:value-type="float">
            <text:p>1,1</text:p>
          </table:table-cell>
          <table:table-cell office:value-type="float" office:value="1.208" calcext:value-type="float">
            <text:p>1,2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formula="of:=[.V15]-3.125" office:value-type="float" office:value="0.0750000000000002" calcext:value-type="float">
            <text:p>0,075</text:p>
          </table:table-cell>
          <table:table-cell office:value-type="float" office:value="0.973" calcext:value-type="float">
            <text:p>0,9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formula="of:=[.AA15]-4.125" office:value-type="float" office:value="-0.925" calcext:value-type="float">
            <text:p>-0,925</text:p>
          </table:table-cell>
          <table:table-cell office:value-type="float" office:value="0.788" calcext:value-type="float">
            <text:p>0,78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[.G16]-50" office:value-type="float" office:value="9" calcext:value-type="float">
            <text:p>9</text:p>
          </table:table-cell>
          <table:table-cell office:value-type="float" office:value="2.148" calcext:value-type="float">
            <text:p>2,1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L16]-29" office:value-type="float" office:value="10" calcext:value-type="float">
            <text:p>10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35" calcext:value-type="float">
            <text:p>3,35</text:p>
          </table:table-cell>
          <table:table-cell table:formula="of:=[.Q16]-2.1" office:value-type="float" office:value="1.25" calcext:value-type="float">
            <text:p>1,25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,4</text:p>
          </table:table-cell>
          <table:table-cell table:formula="of:=[.V16]-3.125" office:value-type="float" office:value="0.275" calcext:value-type="float">
            <text:p>0,275</text:p>
          </table:table-cell>
          <table:table-cell office:value-type="float" office:value="0.975" calcext:value-type="float">
            <text:p>0,9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,4</text:p>
          </table:table-cell>
          <table:table-cell table:formula="of:=[.AA16]-4.125" office:value-type="float" office:value="-0.725" calcext:value-type="float">
            <text:p>-0,725</text:p>
          </table:table-cell>
          <table:table-cell office:value-type="float" office:value="0.782" calcext:value-type="float">
            <text:p>0,7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1" calcext:value-type="float">
            <text:p>13,1</text:p>
          </table:table-cell>
          <table:table-cell office:value-type="float" office:value="-668.3" calcext:value-type="float">
            <text:p>-668,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G17]-50" office:value-type="float" office:value="10" calcext:value-type="float">
            <text:p>10</text:p>
          </table:table-cell>
          <table:table-cell office:value-type="float" office:value="2.129" calcext:value-type="float">
            <text:p>2,12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,6</text:p>
          </table:table-cell>
          <table:table-cell table:formula="of:=[.V17]-3.125" office:value-type="float" office:value="0.475" calcext:value-type="float">
            <text:p>0,475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,6</text:p>
          </table:table-cell>
          <table:table-cell table:formula="of:=[.AA17]-4.125" office:value-type="float" office:value="-0.525" calcext:value-type="float">
            <text:p>-0,52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,6</text:p>
          </table:table-cell>
          <table:table-cell office:value-type="float" office:value="-650.5" calcext:value-type="float">
            <text:p>-650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formula="of:=[.G18]-50" office:value-type="float" office:value="11" calcext:value-type="float">
            <text:p>11</text:p>
          </table:table-cell>
          <table:table-cell office:value-type="float" office:value="2.101" calcext:value-type="float">
            <text:p>2,101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.75" calcext:value-type="float">
            <text:p>8,75</text:p>
          </table:table-cell>
          <table:table-cell table:formula="of:=[.Q18]-2.1" office:value-type="float" office:value="6.65" calcext:value-type="float">
            <text:p>6,65</text:p>
          </table:table-cell>
          <table:table-cell office:value-type="float" office:value="0.899" calcext:value-type="float">
            <text:p>0,8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8" calcext:value-type="float">
            <text:p>3,8</text:p>
          </table:table-cell>
          <table:table-cell table:formula="of:=[.V18]-3.125" office:value-type="float" office:value="0.675" calcext:value-type="float">
            <text:p>0,675</text:p>
          </table:table-cell>
          <table:table-cell office:value-type="float" office:value="0.982" calcext:value-type="float">
            <text:p>0,9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8" calcext:value-type="float">
            <text:p>3,8</text:p>
          </table:table-cell>
          <table:table-cell table:formula="of:=[.AA18]-4.125" office:value-type="float" office:value="-0.325" calcext:value-type="float">
            <text:p>-0,325</text:p>
          </table:table-cell>
          <table:table-cell office:value-type="float" office:value="0.777" calcext:value-type="float">
            <text:p>0,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.1" calcext:value-type="float">
            <text:p>10,1</text:p>
          </table:table-cell>
          <table:table-cell office:value-type="float" office:value="-630.4" calcext:value-type="float">
            <text:p>-630,4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Q19]-2.1" office:value-type="float" office:value="6.9" calcext:value-type="float">
            <text:p>6,9</text:p>
          </table:table-cell>
          <table:table-cell office:value-type="float" office:value="0.861" calcext:value-type="float">
            <text:p>0,86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V19]-3.125" office:value-type="float" office:value="0.875" calcext:value-type="float">
            <text:p>0,875</text:p>
          </table:table-cell>
          <table:table-cell office:value-type="float" office:value="0.987" calcext:value-type="float">
            <text:p>0,9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AA19]-4.125" office:value-type="float" office:value="-0.125" calcext:value-type="float">
            <text:p>-0,125</text:p>
          </table:table-cell>
          <table:table-cell office:value-type="float" office:value="0.776" calcext:value-type="float">
            <text:p>0,7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.6" calcext:value-type="float">
            <text:p>8,6</text:p>
          </table:table-cell>
          <table:table-cell office:value-type="float" office:value="-605.3" calcext:value-type="float">
            <text:p>-605,3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,5</text:p>
          </table:table-cell>
          <table:table-cell table:formula="of:=[.Q20]-2.1" office:value-type="float" office:value="7.4" calcext:value-type="float">
            <text:p>7,4</text:p>
          </table:table-cell>
          <table:table-cell office:value-type="float" office:value="0.791" calcext:value-type="float">
            <text:p>0,7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,2</text:p>
          </table:table-cell>
          <table:table-cell table:formula="of:=[.V20]-3.125" office:value-type="float" office:value="1.075" calcext:value-type="float">
            <text:p>1,075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,2</text:p>
          </table:table-cell>
          <table:table-cell table:formula="of:=[.AA20]-4.125" office:value-type="float" office:value="0.0750000000000002" calcext:value-type="float">
            <text:p>0,075</text:p>
          </table:table-cell>
          <table:table-cell office:value-type="float" office:value="0.776" calcext:value-type="float">
            <text:p>0,7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575.2" calcext:value-type="float">
            <text:p>-575,2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Q21]-2.1" office:value-type="float" office:value="7.9" calcext:value-type="float">
            <text:p>7,9</text:p>
          </table:table-cell>
          <table:table-cell office:value-type="float" office:value="0.719" calcext:value-type="float">
            <text:p>0,7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" calcext:value-type="float">
            <text:p>4,4</text:p>
          </table:table-cell>
          <table:table-cell table:formula="of:=[.V21]-3.125" office:value-type="float" office:value="1.275" calcext:value-type="float">
            <text:p>1,275</text:p>
          </table:table-cell>
          <table:table-cell office:value-type="float" office:value="1.001" calcext:value-type="float">
            <text:p>1,0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" calcext:value-type="float">
            <text:p>4,4</text:p>
          </table:table-cell>
          <table:table-cell table:formula="of:=[.AA21]-4.125" office:value-type="float" office:value="0.275" calcext:value-type="float">
            <text:p>0,275</text:p>
          </table:table-cell>
          <table:table-cell office:value-type="float" office:value="0.778" calcext:value-type="float">
            <text:p>0,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,6</text:p>
          </table:table-cell>
          <table:table-cell office:value-type="float" office:value="-541.7" calcext:value-type="float">
            <text:p>-541,7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,5</text:p>
          </table:table-cell>
          <table:table-cell table:formula="of:=[.Q22]-2.1" office:value-type="float" office:value="8.4" calcext:value-type="float">
            <text:p>8,4</text:p>
          </table:table-cell>
          <table:table-cell office:value-type="float" office:value="0.648" calcext:value-type="float">
            <text:p>0,6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6" calcext:value-type="float">
            <text:p>4,6</text:p>
          </table:table-cell>
          <table:table-cell table:formula="of:=[.V22]-3.125" office:value-type="float" office:value="1.475" calcext:value-type="float">
            <text:p>1,475</text:p>
          </table:table-cell>
          <table:table-cell office:value-type="float" office:value="1.009" calcext:value-type="float">
            <text:p>1,0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6" calcext:value-type="float">
            <text:p>4,6</text:p>
          </table:table-cell>
          <table:table-cell table:formula="of:=[.AA22]-4.125" office:value-type="float" office:value="0.475" calcext:value-type="float">
            <text:p>0,475</text:p>
          </table:table-cell>
          <table:table-cell office:value-type="float" office:value="0.781" calcext:value-type="float">
            <text:p>0,7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-495.4" calcext:value-type="float">
            <text:p>-495,4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Q23]-2.1" office:value-type="float" office:value="8.9" calcext:value-type="float">
            <text:p>8,9</text:p>
          </table:table-cell>
          <table:table-cell office:value-type="float" office:value="0.583" calcext:value-type="float">
            <text:p>0,5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,8</text:p>
          </table:table-cell>
          <table:table-cell table:formula="of:=[.V23]-3.125" office:value-type="float" office:value="1.675" calcext:value-type="float">
            <text:p>1,675</text:p>
          </table:table-cell>
          <table:table-cell office:value-type="float" office:value="1.019" calcext:value-type="float">
            <text:p>1,0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,8</text:p>
          </table:table-cell>
          <table:table-cell table:formula="of:=[.AA23]-4.125" office:value-type="float" office:value="0.675" calcext:value-type="float">
            <text:p>0,675</text:p>
          </table:table-cell>
          <table:table-cell office:value-type="float" office:value="0.786" calcext:value-type="float">
            <text:p>0,7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office:value-type="float" office:value="-430.2" calcext:value-type="float">
            <text:p>-430,2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table:formula="of:=[.Q24]-2.1" office:value-type="float" office:value="9.4" calcext:value-type="float">
            <text:p>9,4</text:p>
          </table:table-cell>
          <table:table-cell office:value-type="float" office:value="0.526" calcext:value-type="float">
            <text:p>0,5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V24]-3.125" office:value-type="float" office:value="46.875" calcext:value-type="float">
            <text:p>46,875</text:p>
          </table:table-cell>
          <table:table-cell office:value-type="float" office:value="1.028" calcext:value-type="float">
            <text:p>1,0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AA24]-4.125" office:value-type="float" office:value="0.875" calcext:value-type="float">
            <text:p>0,875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-377.4" calcext:value-type="float">
            <text:p>-377,4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Q25]-2.1" office:value-type="float" office:value="9.9" calcext:value-type="float">
            <text:p>9,9</text:p>
          </table:table-cell>
          <table:table-cell office:value-type="float" office:value="0.467" calcext:value-type="float">
            <text:p>0,4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,2</text:p>
          </table:table-cell>
          <table:table-cell table:formula="of:=[.V25]-3.125" office:value-type="float" office:value="2.075" calcext:value-type="float">
            <text:p>2,075</text:p>
          </table:table-cell>
          <table:table-cell office:value-type="float" office:value="1.037" calcext:value-type="float">
            <text:p>1,0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,2</text:p>
          </table:table-cell>
          <table:table-cell table:formula="of:=[.AA25]-4.125" office:value-type="float" office:value="1.075" calcext:value-type="float">
            <text:p>1,075</text:p>
          </table:table-cell>
          <table:table-cell office:value-type="float" office:value="0.799" calcext:value-type="float">
            <text:p>0,7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-281.1" calcext:value-type="float">
            <text:p>-281,1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Q26]-2.1" office:value-type="float" office:value="10.9" calcext:value-type="float">
            <text:p>10,9</text:p>
          </table:table-cell>
          <table:table-cell office:value-type="float" office:value="0.376" calcext:value-type="float">
            <text:p>0,3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formula="of:=[.V26]-3.125" office:value-type="float" office:value="2.275" calcext:value-type="float">
            <text:p>2,275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formula="of:=[.AA26]-4.125" office:value-type="float" office:value="1.275" calcext:value-type="float">
            <text:p>1,275</text:p>
          </table:table-cell>
          <table:table-cell office:value-type="float" office:value="0.808" calcext:value-type="float">
            <text:p>0,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148" calcext:value-type="float">
            <text:p>-148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Q27]-2.1" office:value-type="float" office:value="11.9" calcext:value-type="float">
            <text:p>11,9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,6</text:p>
          </table:table-cell>
          <table:table-cell table:formula="of:=[.AA27]-4.125" office:value-type="float" office:value="1.475" calcext:value-type="float">
            <text:p>1,475</text:p>
          </table:table-cell>
          <table:table-cell office:value-type="float" office:value="0.817" calcext:value-type="float">
            <text:p>0,8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2" calcext:value-type="float">
            <text:p>123,2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Q28]-2.1" office:value-type="float" office:value="12.9" calcext:value-type="float">
            <text:p>12,9</text:p>
          </table:table-cell>
          <table:table-cell office:value-type="float" office:value="0.236" calcext:value-type="float">
            <text:p>0,2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75" calcext:value-type="float">
            <text:p>10,75</text:p>
          </table:table-cell>
          <table:table-cell table:formula="of:=[.V28]-3.125" office:value-type="float" office:value="7.625" calcext:value-type="float">
            <text:p>7,625</text:p>
          </table:table-cell>
          <table:table-cell office:value-type="float" office:value="0.855" calcext:value-type="float">
            <text:p>0,8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,8</text:p>
          </table:table-cell>
          <table:table-cell table:formula="of:=[.AA28]-4.125" office:value-type="float" office:value="1.675" calcext:value-type="float">
            <text:p>1,675</text:p>
          </table:table-cell>
          <table:table-cell office:value-type="float" office:value="0.829" calcext:value-type="float">
            <text:p>0,829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V29]-3.125" office:value-type="float" office:value="7.875" calcext:value-type="float">
            <text:p>7,875</text:p>
          </table:table-cell>
          <table:table-cell office:value-type="float" office:value="0.823" calcext:value-type="float">
            <text:p>0,8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AA29]-4.125" office:value-type="float" office:value="1.875" calcext:value-type="float">
            <text:p>1,875</text:p>
          </table:table-cell>
          <table:table-cell office:value-type="float" office:value="0.839" calcext:value-type="float">
            <text:p>0,8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8.22" calcext:value-type="float">
            <text:p>-38,22</text:p>
          </table:table-cell>
          <table:table-cell table:number-columns-repeated="16"/>
          <table:table-cell office:value-type="float" office:value="28" calcext:value-type="float">
            <text:p>28</text:p>
          </table:table-cell>
          <table:table-cell office:value-type="float" office:value="11.5" calcext:value-type="float">
            <text:p>11,5</text:p>
          </table:table-cell>
          <table:table-cell table:formula="of:=[.V30]-3.125" office:value-type="float" office:value="8.375" calcext:value-type="float">
            <text:p>8,375</text:p>
          </table:table-cell>
          <table:table-cell office:value-type="float" office:value="0.755" calcext:value-type="float">
            <text:p>0,7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.2" calcext:value-type="float">
            <text:p>6,2</text:p>
          </table:table-cell>
          <table:table-cell table:formula="of:=[.AA30]-4.125" office:value-type="float" office:value="2.075" calcext:value-type="float">
            <text:p>2,075</text:p>
          </table:table-cell>
          <table:table-cell office:value-type="float" office:value="0.854" calcext:value-type="float">
            <text:p>0,8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60.46" calcext:value-type="float">
            <text:p>60,46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formula="of:=[.V31]-3.125" office:value-type="float" office:value="8.875" calcext:value-type="float">
            <text:p>8,875</text:p>
          </table:table-cell>
          <table:table-cell office:value-type="float" office:value="0.686" calcext:value-type="float">
            <text:p>0,6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,4</text:p>
          </table:table-cell>
          <table:table-cell table:formula="of:=[.AA31]-4.125" office:value-type="float" office:value="2.275" calcext:value-type="float">
            <text:p>2,275</text:p>
          </table:table-cell>
          <table:table-cell office:value-type="float" office:value="0.866" calcext:value-type="float">
            <text:p>0,8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5" calcext:value-type="float">
            <text:p>-1,5</text:p>
          </table:table-cell>
          <table:table-cell office:value-type="float" office:value="2" calcext:value-type="float">
            <text:p>2</text:p>
          </table:table-cell>
          <table:table-cell office:value-type="float" office:value="145.2" calcext:value-type="float">
            <text:p>145,2</text:p>
          </table:table-cell>
          <table:table-cell table:number-columns-repeated="17"/>
          <table:table-cell office:value-type="float" office:value="12.5" calcext:value-type="float">
            <text:p>12,5</text:p>
          </table:table-cell>
          <table:table-cell table:formula="of:=[.V32]-3.125" office:value-type="float" office:value="9.375" calcext:value-type="float">
            <text:p>9,375</text:p>
          </table:table-cell>
          <table:table-cell office:value-type="float" office:value="0.624" calcext:value-type="float">
            <text:p>0,6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.6" calcext:value-type="float">
            <text:p>6,6</text:p>
          </table:table-cell>
          <table:table-cell table:formula="of:=[.AA32]-4.125" office:value-type="float" office:value="2.475" calcext:value-type="float">
            <text:p>2,475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2.7" calcext:value-type="float">
            <text:p>2,7</text:p>
          </table:table-cell>
          <table:table-cell office:value-type="float" office:value="233.1" calcext:value-type="float">
            <text:p>233,1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formula="of:=[.V33]-3.125" office:value-type="float" office:value="9.875" calcext:value-type="float">
            <text:p>9,875</text:p>
          </table:table-cell>
          <table:table-cell office:value-type="float" office:value="0.561" calcext:value-type="float">
            <text:p>0,56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.8" calcext:value-type="float">
            <text:p>6,8</text:p>
          </table:table-cell>
          <table:table-cell table:formula="of:=[.AA33]-4.125" office:value-type="float" office:value="2.675" calcext:value-type="float">
            <text:p>2,675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float" office:value="4.2" calcext:value-type="float">
            <text:p>4,2</text:p>
          </table:table-cell>
          <table:table-cell office:value-type="float" office:value="368" calcext:value-type="float">
            <text:p>368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formula="of:=[.V34]-3.125" office:value-type="float" office:value="10.875" calcext:value-type="float">
            <text:p>10,875</text:p>
          </table:table-cell>
          <table:table-cell office:value-type="float" office:value="0.454" calcext:value-type="float">
            <text:p>0,4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AA34]-4.125" office:value-type="float" office:value="2.875" calcext:value-type="float">
            <text:p>2,875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5.7" calcext:value-type="float">
            <text:p>5,7</text:p>
          </table:table-cell>
          <table:table-cell office:value-type="float" office:value="459" calcext:value-type="float">
            <text:p>459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table:formula="of:=[.V35]-3.125" office:value-type="float" office:value="11.875" calcext:value-type="float">
            <text:p>11,875</text:p>
          </table:table-cell>
          <table:table-cell office:value-type="float" office:value="0.366" calcext:value-type="float">
            <text:p>0,36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.2" calcext:value-type="float">
            <text:p>7,2</text:p>
          </table:table-cell>
          <table:table-cell table:formula="of:=[.AA35]-4.125" office:value-type="float" office:value="3.075" calcext:value-type="float">
            <text:p>3,075</text:p>
          </table:table-cell>
          <table:table-cell office:value-type="float" office:value="0.922" calcext:value-type="float">
            <text:p>0,9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7.2" calcext:value-type="float">
            <text:p>7,2</text:p>
          </table:table-cell>
          <table:table-cell office:value-type="float" office:value="518.3" calcext:value-type="float">
            <text:p>518,3</text:p>
          </table:table-cell>
          <table:table-cell table:number-columns-repeated="21"/>
          <table:table-cell office:value-type="float" office:value="34" calcext:value-type="float">
            <text:p>34</text:p>
          </table:table-cell>
          <table:table-cell office:value-type="float" office:value="7.4" calcext:value-type="float">
            <text:p>7,4</text:p>
          </table:table-cell>
          <table:table-cell table:formula="of:=[.AA36]-4.125" office:value-type="float" office:value="3.275" calcext:value-type="float">
            <text:p>3,275</text:p>
          </table:table-cell>
          <table:table-cell office:value-type="float" office:value="0.937" calcext:value-type="float">
            <text:p>0,9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" calcext:value-type="float">
            <text:p>-6</text:p>
          </table:table-cell>
          <table:table-cell office:value-type="float" office:value="8.6" calcext:value-type="float">
            <text:p>8,6</text:p>
          </table:table-cell>
          <table:table-cell office:value-type="float" office:value="565.2" calcext:value-type="float">
            <text:p>565,2</text:p>
          </table:table-cell>
          <table:table-cell table:number-columns-repeated="21"/>
          <table:table-cell office:value-type="float" office:value="35" calcext:value-type="float">
            <text:p>35</text:p>
          </table:table-cell>
          <table:table-cell/>
          <table:table-cell table:formula="of:=[.AA37]-4.125" office:value-type="float" office:value="-4.125" calcext:value-type="float">
            <text:p>-4,1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599.5" calcext:value-type="float">
            <text:p>599,5</text:p>
          </table:table-cell>
          <table:table-cell table:number-columns-repeated="21"/>
          <table:table-cell office:value-type="float" office:value="36" calcext:value-type="float">
            <text:p>36</text:p>
          </table:table-cell>
          <table:table-cell office:value-type="float" office:value="12.8" calcext:value-type="float">
            <text:p>12,8</text:p>
          </table:table-cell>
          <table:table-cell table:formula="of:=[.AA38]-4.125" office:value-type="float" office:value="8.675" calcext:value-type="float">
            <text:p>8,675</text:p>
          </table:table-cell>
          <table:table-cell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" calcext:value-type="float">
            <text:p>-8</text:p>
          </table:table-cell>
          <table:table-cell office:value-type="float" office:value="11.5" calcext:value-type="float">
            <text:p>11,5</text:p>
          </table:table-cell>
          <table:table-cell office:value-type="float" office:value="631.9" calcext:value-type="float">
            <text:p>631,9</text:p>
          </table:table-cell>
          <table:table-cell table:number-columns-repeated="21"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.AA39]-4.125" office:value-type="float" office:value="8.875" calcext:value-type="float">
            <text:p>8,875</text:p>
          </table:table-cell>
          <table:table-cell office:value-type="float" office:value="0.801" calcext:value-type="float">
            <text:p>0,8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" calcext:value-type="float">
            <text:p>-9</text:p>
          </table:table-cell>
          <table:table-cell office:value-type="float" office:value="13.1" calcext:value-type="float">
            <text:p>13,1</text:p>
          </table:table-cell>
          <table:table-cell office:value-type="float" office:value="660.4" calcext:value-type="float">
            <text:p>660,4</text:p>
          </table:table-cell>
          <table:table-cell table:number-columns-repeated="21"/>
          <table:table-cell office:value-type="float" office:value="38" calcext:value-type="float">
            <text:p>38</text:p>
          </table:table-cell>
          <table:table-cell office:value-type="float" office:value="13.5" calcext:value-type="float">
            <text:p>13,5</text:p>
          </table:table-cell>
          <table:table-cell table:formula="of:=[.AA40]-4.125" office:value-type="float" office:value="9.375" calcext:value-type="float">
            <text:p>9,375</text:p>
          </table:table-cell>
          <table:table-cell office:value-type="float" office:value="0.735" calcext:value-type="float">
            <text:p>0,7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14.7" calcext:value-type="float">
            <text:p>14,7</text:p>
          </table:table-cell>
          <table:table-cell office:value-type="float" office:value="683.3" calcext:value-type="float">
            <text:p>683,3</text:p>
          </table:table-cell>
          <table:table-cell table:number-columns-repeated="21"/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[.AA41]-4.125" office:value-type="float" office:value="9.875" calcext:value-type="float">
            <text:p>9,875</text:p>
          </table:table-cell>
          <table:table-cell office:value-type="float" office:value="0.665" calcext:value-type="float">
            <text:p>0,665</text:p>
          </table:table-cell>
        </table:table-row>
        <table:table-row table:style-name="ro1">
          <table:table-cell table:number-columns-repeated="25"/>
          <table:table-cell office:value-type="float" office:value="40" calcext:value-type="float">
            <text:p>40</text:p>
          </table:table-cell>
          <table:table-cell office:value-type="float" office:value="14.5" calcext:value-type="float">
            <text:p>14,5</text:p>
          </table:table-cell>
          <table:table-cell table:formula="of:=[.AA42]-4.125" office:value-type="float" office:value="10.375" calcext:value-type="float">
            <text:p>10,375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9" calcext:value-type="float">
            <text:p>-9</text:p>
          </table:table-cell>
          <table:table-cell office:value-type="float" office:value="13.9" calcext:value-type="float">
            <text:p>13,9</text:p>
          </table:table-cell>
          <table:table-cell office:value-type="float" office:value="683.3" calcext:value-type="float">
            <text:p>683,3</text:p>
          </table:table-cell>
          <table:table-cell table:number-columns-repeated="21"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[.AA43]-4.125" office:value-type="float" office:value="10.875" calcext:value-type="float">
            <text:p>10,875</text:p>
          </table:table-cell>
          <table:table-cell office:value-type="float" office:value="0.543" calcext:value-type="float">
            <text:p>0,5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" calcext:value-type="float">
            <text:p>-8</text:p>
          </table:table-cell>
          <table:table-cell office:value-type="float" office:value="12.2" calcext:value-type="float">
            <text:p>12,2</text:p>
          </table:table-cell>
          <table:table-cell office:value-type="float" office:value="644.9" calcext:value-type="float">
            <text:p>644,9</text:p>
          </table:table-cell>
          <table:table-cell table:number-columns-repeated="21"/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formula="of:=[.AA44]-4.125" office:value-type="float" office:value="11.875" calcext:value-type="float">
            <text:p>11,875</text:p>
          </table:table-cell>
          <table:table-cell office:value-type="float" office:value="0.437" calcext:value-type="float">
            <text:p>0,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" calcext:value-type="float">
            <text:p>-7</text:p>
          </table:table-cell>
          <table:table-cell office:value-type="float" office:value="10.5" calcext:value-type="float">
            <text:p>10,5</text:p>
          </table:table-cell>
          <table:table-cell office:value-type="float" office:value="622.6" calcext:value-type="float">
            <text:p>622,6</text:p>
          </table:table-cell>
          <table:table-cell table:number-columns-repeated="21"/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AA45]-4.125" office:value-type="float" office:value="12.875" calcext:value-type="float">
            <text:p>12,875</text:p>
          </table:table-cell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" calcext:value-type="float">
            <text:p>-6</text:p>
          </table:table-cell>
          <table:table-cell office:value-type="float" office:value="9.2" calcext:value-type="float">
            <text:p>9,2</text:p>
          </table:table-cell>
          <table:table-cell office:value-type="float" office:value="600.9" calcext:value-type="float">
            <text:p>600,9</text:p>
          </table:table-cell>
          <table:table-cell table:number-columns-repeated="21"/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[.AA46]-4.125" office:value-type="float" office:value="13.875" calcext:value-type="float">
            <text:p>13,875</text:p>
          </table:table-cell>
          <table:table-cell office:value-type="float" office:value="0.273" calcext:value-type="float">
            <text:p>0,2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7.5" calcext:value-type="float">
            <text:p>7,5</text:p>
          </table:table-cell>
          <table:table-cell office:value-type="float" office:value="571.9" calcext:value-type="float">
            <text:p>571,9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536.5" calcext:value-type="float">
            <text:p>536,5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" calcext:value-type="float">
            <text:p>-3</text:p>
          </table:table-cell>
          <table:table-cell office:value-type="float" office:value="4.5" calcext:value-type="float">
            <text:p>4,5</text:p>
          </table:table-cell>
          <table:table-cell office:value-type="float" office:value="491.4" calcext:value-type="float">
            <text:p>491,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424.1" calcext:value-type="float">
            <text:p>424,1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5" calcext:value-type="float">
            <text:p>-1,5</text:p>
          </table:table-cell>
          <table:table-cell office:value-type="float" office:value="2" calcext:value-type="float">
            <text:p>2</text:p>
          </table:table-cell>
          <table:table-cell office:value-type="float" office:value="372.6" calcext:value-type="float">
            <text:p>372,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.4" calcext:value-type="float">
            <text:p>1,4</text:p>
          </table:table-cell>
          <table:table-cell office:value-type="float" office:value="295.1" calcext:value-type="float">
            <text:p>295,1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5" calcext:value-type="float">
            <text:p>-0,5</text:p>
          </table:table-cell>
          <table:table-cell office:value-type="float" office:value="6.5" calcext:value-type="float">
            <text:p>6,5</text:p>
          </table:table-cell>
          <table:table-cell office:value-type="float" office:value="198.4" calcext:value-type="float">
            <text:p>198,4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3" calcext:value-type="float">
            <text:p>122,3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44.96" calcext:value-type="float">
            <text:p>44,96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-54.85" calcext:value-type="float">
            <text:p>-54,85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-143.2" calcext:value-type="float">
            <text:p>-143,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27.4" calcext:value-type="float">
            <text:p>-227,4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-360.8" calcext:value-type="float">
            <text:p>-360,8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455.5" calcext:value-type="float">
            <text:p>-455,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-514.8" calcext:value-type="float">
            <text:p>-514,8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577.5" calcext:value-type="float">
            <text:p>-577,5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,5</text:p>
          </table:table-cell>
          <table:table-cell office:value-type="float" office:value="-597" calcext:value-type="float">
            <text:p>-597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2.2" calcext:value-type="float">
            <text:p>12,2</text:p>
          </table:table-cell>
          <table:table-cell office:value-type="float" office:value="-628.9" calcext:value-type="float">
            <text:p>-628,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.7" calcext:value-type="float">
            <text:p>14,7</text:p>
          </table:table-cell>
          <table:table-cell office:value-type="float" office:value="-657.1" calcext:value-type="float">
            <text:p>-657,1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,5</text:p>
          </table:table-cell>
          <table:table-cell office:value-type="float" office:value="-683.3" calcext:value-type="float">
            <text:p>-683,3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16:36:58.952045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8:53:45.861231577</meta:creation-date>
    <dc:date>2017-12-18T16:40:27.065066957</dc:date>
    <meta:editing-duration>PT1H25S</meta:editing-duration>
    <meta:editing-cycles>15</meta:editing-cycles>
    <meta:generator>LibreOffice/5.1.6.2$Linux_X86_64 LibreOffice_project/10m0$Build-2</meta:generator>
    <meta:document-statistic meta:table-count="1" meta:cell-count="785" meta:object-count="0"/>
  </office:meta>
</office:document-meta>
</file>